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gUtils.transformedSortedBag( Sorted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predicatedSortedBag( Sorted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synchronizedSortedBag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predicatedBag( 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unmodifiableBag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typedBag( Bag ba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transformedBag( 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synchronizedBag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typedSortedBag( SortedBag ba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unmodifiableSortedBag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Utils.Ba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